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74100" calcext:value-type="float">
            <text:p>174100</text:p>
          </table:table-cell>
          <table:table-cell/>
          <table:table-cell table:formula="of:=[.M5]+60000" office:value-type="float" office:value="238500" calcext:value-type="float">
            <text:p>238500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/>
          <table:table-cell table:style-name="ce15" table:formula="of:=[.K31]-[.O4]" office:value-type="float" office:value="-24150" calcext:value-type="float">
            <text:p>-2415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4400" calcext:value-type="float">
            <text:p>44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string" calcext:value-type="string">
            <text:p>6550+41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formula="of:=SUM([.H12];[.H41];[.H70];[.H100])" office:value-type="float" office:value="6539.13611026655" calcext:value-type="float">
            <text:p>6539.1361102666</text:p>
          </table:table-cell>
          <table:table-cell table:formula="of:=[.J12]-[.L12]+[.K12]" office:value-type="float" office:value="-1839.13611026655" calcext:value-type="float">
            <text:p>-1839.1361102666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 office:value-type="string" calcext:value-type="string">
            <text:p>(card)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14350" calcext:value-type="float">
            <text:p>214350</text:p>
          </table:table-cell>
          <table:table-cell table:number-columns-repeated="4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/>
          <table:table-cell table:style-name="ce15" table:formula="of:=SUM([.B91:.F91])" office:value-type="float" office:value="40200" calcext:value-type="float">
            <text:p>402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8:.F118])" office:value-type="float" office:value="721.913043478261" calcext:value-type="float">
            <text:p>721.913043478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];[.D118];[.E118];[.F118])" office:value-type="float" office:value="1301.91304347826" calcext:value-type="float">
            <text:p>1301.913043478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B118:.F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;[.F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F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F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table:number-columns-repeated="3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1877.8260869565" calcext:value-type="float">
            <text:p>41877.8260869565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formula="of:=SUM([.B148:.F148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123:.H148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1:35:51.167799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1T11:37:09.816202149</dc:date>
    <meta:editing-duration>P9DT15H7M13S</meta:editing-duration>
    <meta:editing-cycles>2999</meta:editing-cycles>
    <meta:generator>LibreOffice/4.2.8.2$Linux_X86_64 LibreOffice_project/420m0$Build-2</meta:generator>
    <meta:document-statistic meta:table-count="17" meta:cell-count="7978" meta:object-count="0"/>
  </office:meta>
</office:document-meta>
</file>